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3cm" fo:min-width="2.062cm"/>
    </style:style>
    <style:style style:name="gr2" style:family="graphic" style:parent-style-name="standard">
      <style:graphic-properties draw:textarea-horizontal-align="justify" draw:textarea-vertical-align="middle" draw:auto-grow-height="false" fo:min-height="1.032cm" fo:min-width="0.782cm"/>
    </style:style>
    <style:style style:name="gr3" style:family="graphic" style:parent-style-name="standard">
      <style:graphic-properties draw:textarea-horizontal-align="justify" draw:textarea-vertical-align="middle" draw:auto-grow-height="false" fo:min-height="1.028cm" fo:min-width="1.115cm"/>
    </style:style>
    <style:style style:name="gr4" style:family="graphic" style:parent-style-name="standard">
      <style:graphic-properties draw:textarea-horizontal-align="justify" draw:textarea-vertical-align="middle" draw:auto-grow-height="false" fo:min-height="0.58cm" fo:min-width="1.974cm"/>
    </style:style>
    <style:style style:name="gr5" style:family="graphic" style:parent-style-name="standard">
      <style:graphic-properties draw:textarea-horizontal-align="justify" draw:textarea-vertical-align="middle" draw:auto-grow-height="false" fo:min-height="1.024cm" fo:min-width="2.328cm"/>
    </style:style>
    <style:style style:name="gr6" style:family="graphic" style:parent-style-name="standard">
      <style:graphic-properties draw:fill="none" draw:textarea-vertical-align="middle" draw:auto-grow-height="false" fo:min-height="2.542cm" fo:min-width="0cm"/>
    </style:style>
    <style:style style:name="gr7" style:family="graphic" style:parent-style-name="standard">
      <style:graphic-properties draw:stroke="none" draw:fill="none" fo:min-height="3.104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491cm" fo:min-width="1.24cm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2.754cm" fo:min-width="3.29cm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2.758cm" fo:min-width="3.29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49cm" fo:min-width="1.24cm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2.756cm" fo:min-width="3.29cm"/>
    </style:style>
    <style:style style:name="gr13" style:family="graphic" style:parent-style-name="standard">
      <style:graphic-properties draw:fill-color="#62a73b" draw:textarea-horizontal-align="justify" draw:textarea-vertical-align="middle" draw:auto-grow-height="false" fo:min-height="0.939cm" fo:min-width="3.045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2.756cm" fo:min-width="4.374cm"/>
    </style:style>
    <style:style style:name="gr15" style:family="graphic" style:parent-style-name="standard">
      <style:graphic-properties draw:textarea-horizontal-align="justify" draw:textarea-vertical-align="middle" draw:auto-grow-height="false" fo:min-height="1.023cm" fo:min-width="2.329cm"/>
    </style:style>
    <style:style style:name="gr16" style:family="graphic" style:parent-style-name="standard">
      <style:graphic-properties draw:textarea-horizontal-align="justify" draw:textarea-vertical-align="middle" draw:auto-grow-height="false" fo:min-height="1.494cm" fo:min-width="1.243cm"/>
    </style:style>
    <style:style style:name="gr17" style:family="graphic" style:parent-style-name="standard">
      <style:graphic-properties draw:textarea-horizontal-align="justify" draw:textarea-vertical-align="middle" draw:auto-grow-height="false" fo:min-height="1.492cm" fo:min-width="1.243cm"/>
    </style:style>
    <style:style style:name="gr18" style:family="graphic" style:parent-style-name="standard">
      <style:graphic-properties draw:textarea-horizontal-align="justify" draw:textarea-vertical-align="middle" draw:auto-grow-height="false" fo:min-height="1.022cm" fo:min-width="2.329cm"/>
    </style:style>
    <style:style style:name="gr19" style:family="graphic" style:parent-style-name="standard">
      <style:graphic-properties draw:fill-color="#62a73b" draw:textarea-horizontal-align="justify" draw:textarea-vertical-align="middle" draw:auto-grow-height="false" fo:min-height="0.939cm" fo:min-width="3.046cm"/>
    </style:style>
    <style:style style:name="gr20" style:family="graphic" style:parent-style-name="standard">
      <style:graphic-properties draw:textarea-horizontal-align="justify" draw:textarea-vertical-align="middle" draw:auto-grow-height="false" fo:min-height="1.493cm" fo:min-width="1.244cm"/>
    </style:style>
    <style:style style:name="gr21" style:family="graphic" style:parent-style-name="standard">
      <style:graphic-properties draw:textarea-horizontal-align="justify" draw:textarea-vertical-align="middle" draw:auto-grow-height="false" fo:min-height="1.494cm" fo:min-width="1.244cm"/>
    </style:style>
    <style:style style:name="gr22" style:family="graphic" style:parent-style-name="objectwithoutfill">
      <style:graphic-properties draw:marker-end="Arrow" draw:marker-end-width="0.3cm" draw:fill="none" draw:textarea-vertical-align="top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2.756cm" fo:min-width="3.29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style:text-properties fo:font-size="14pt"/>
    </style:style>
    <style:style style:name="P4" style:family="paragraph">
      <loext:graphic-properties draw:fill="non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6" style:family="paragraph">
      <loext:graphic-properties draw:fill-color="#62a73b"/>
      <style:paragraph-properties fo:text-align="center"/>
      <style:text-properties fo:font-size="14pt"/>
    </style:style>
    <style:style style:name="P7" style:family="paragraph">
      <style:paragraph-properties fo:text-align="start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4pt"/>
    </style:style>
    <style:style style:name="P9" style:family="paragraph">
      <style:paragraph-properties fo:line-height="100%"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562cm" svg:height="2.033cm" svg:x="-17.955cm" svg:y="-0.546cm">
          <text:p text:style-name="P1">Proces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63cm" svg:height="2.564cm" svg:x="-18.004cm" svg:y="1.729cm">
          <text:p text:style-name="P1">Deci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563cm" svg:height="2.03cm" svg:x="-18.1cm" svg:y="4.487cm">
          <text:p text:style-name="P1">Dato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.562cm" svg:height="0.918cm" svg:x="-17.866cm" svg:y="-2.2cm">
          <text:p text:style-name="P1">Inicio / 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6" draw:id="id16" draw:layer="layout" svg:width="4.492cm" svg:height="2.022cm" svg:x="-9.305cm" svg:y="1.045cm">
          <text:p text:style-name="P1">Quote</text:p>
          <text:p text:style-name="P1">da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931cm" svg:height="2.944cm" svg:x="-4.33cm" svg:y="0.7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11.621cm" svg:height="3.354cm" svg:x="-2.955cm" svg:y="0.502cm">
          <draw:text-box>
            <text:p text:style-name="P3">couple = yes / no <text:s text:c="7"/><text:s text:c="2"/>age = int</text:p>
            <text:p text:style-name="P3">age_couple = int <text:s text:c="4"/><text:s text:c="6"/>kids = str(int)</text:p>
            <text:p text:style-name="P3">k_age*6 = int <text:s text:c="7"/><text:s text:c="8"/>Salary = int</text:p>
            <text:p text:style-name="P3">fam_charge = int <text:s text:c="4"/><text:s text:c="5"/>fam_charge_a1 = int</text:p>
            <text:p text:style-name="P3">fam_charge_a2 = int</text:p>
          </draw:text-box>
        </draw:frame>
        <draw:custom-shape draw:style-name="gr8" draw:text-style-name="P5" xml:id="id17" draw:id="id17" draw:layer="layout" svg:width="3.48cm" svg:height="3.481cm" svg:x="-8.799cm" svg:y="9.331cm">
          <text:p text:style-name="P5">kids &gt; 0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xml:id="id22" draw:id="id22" draw:layer="layout" svg:width="3.79cm" svg:height="3.004cm" svg:x="-8.954cm" svg:y="19.768cm">
          <text:p text:style-name="P5">ageSelector(</text:p>
          <text:p text:style-name="P1">age) </text:p>
          <draw:enhanced-geometry svg:viewBox="0 0 21600 21600" draw:type="rectangle" draw:enhanced-path="M 0 0 L 21600 0 21600 21600 0 21600 0 0 Z N"/>
        </draw:custom-shape>
        <draw:custom-shape draw:style-name="gr10" draw:text-style-name="P5" xml:id="id18" draw:id="id18" draw:layer="layout" svg:width="3.79cm" svg:height="3.008cm" svg:x="-3.161cm" svg:y="9.572cm">
          <text:p text:style-name="P5">kidsSelector(</text:p>
          <text:p text:style-name="P1">kids, k_age*) </text:p>
          <draw:enhanced-geometry svg:viewBox="0 0 21600 21600" draw:type="rectangle" draw:enhanced-path="M 0 0 L 21600 0 21600 21600 0 21600 0 0 Z N"/>
        </draw:custom-shape>
        <draw:custom-shape draw:style-name="gr11" draw:text-style-name="P5" xml:id="id19" draw:id="id19" draw:layer="layout" svg:width="3.48cm" svg:height="3.48cm" svg:x="-8.799cm" svg:y="14.429cm">
          <text:p text:style-name="P5">fam_charge </text:p>
          <text:p text:style-name="P5">&gt; 0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23" draw:id="id23" draw:layer="layout" svg:width="3.79cm" svg:height="3.006cm" svg:x="-8.954cm" svg:y="24.182cm">
          <text:p text:style-name="P5">SalaryDiscount(</text:p>
          <text:p text:style-name="P5">salary) </text:p>
          <draw:enhanced-geometry svg:viewBox="0 0 21600 21600" draw:type="rectangle" draw:enhanced-path="M 0 0 L 21600 0 21600 21600 0 21600 0 0 Z N"/>
        </draw:custom-shape>
        <draw:custom-shape draw:style-name="gr13" draw:text-style-name="P6" xml:id="id24" draw:id="id24" draw:layer="layout" svg:width="3.673cm" svg:height="1.317cm" svg:x="-8.895cm" svg:y="28.681cm">
          <text:p text:style-name="P1">Qu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15" draw:id="id15" draw:layer="layout" svg:width="3.673cm" svg:height="1.317cm" svg:x="-8.895cm" svg:y="-1.665cm">
          <text:p text:style-name="P1">planSel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0" draw:id="id20" draw:layer="layout" svg:width="4.874cm" svg:height="3.006cm" svg:x="-3.161cm" svg:y="14.676cm">
          <text:p text:style-name="P5">FamChargeSelector(</text:p>
          <text:p text:style-name="P5">fam_charge,</text:p>
          <text:p text:style-name="P5">fam_charge_a*) </text:p>
          <draw:enhanced-geometry svg:viewBox="0 0 21600 21600" draw:type="rectangle" draw:enhanced-path="M 0 0 L 21600 0 21600 21600 0 21600 0 0 Z N"/>
        </draw:custom-shape>
        <draw:custom-shape draw:style-name="gr15" draw:text-style-name="P1" xml:id="id3" draw:id="id3" draw:layer="layout" svg:width="4.491cm" svg:height="2.021cm" svg:x="10cm" svg:y="6.582cm">
          <text:p text:style-name="P1">age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" xml:id="id4" draw:id="id4" draw:layer="layout" svg:width="3.485cm" svg:height="3.487cm" svg:x="15.443cm" svg:y="5.849cm">
          <text:p text:style-name="P1">age &lt;= 35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7" draw:text-style-name="P1" xml:id="id8" draw:id="id8" draw:layer="layout" svg:width="3.485cm" svg:height="3.484cm" svg:x="15.443cm" svg:y="11.416cm">
          <text:p text:style-name="P1">age &lt;= 25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8" draw:text-style-name="P1" draw:layer="layout" svg:width="4.493cm" svg:height="2.02cm" svg:x="20.364cm" svg:y="12.148cm">
          <text:p text:style-name="P1">Juvenil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" xml:id="id13" draw:id="id13" draw:layer="layout" svg:width="4.493cm" svg:height="2.02cm" svg:x="14.939cm" svg:y="17.018cm">
          <text:p text:style-name="P1">Junior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xml:id="id14" draw:id="id14" draw:layer="layout" svg:width="3.674cm" svg:height="1.317cm" svg:x="10.408cm" svg:y="3.989cm">
          <text:p text:style-name="P1">ageSelector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5" draw:id="id5" draw:layer="layout" svg:width="3.487cm" svg:height="3.485cm" svg:x="26.403cm" svg:y="5.85cm">
          <text:p text:style-name="P1">age &gt;= 65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1" draw:text-style-name="P1" xml:id="id6" draw:id="id6" draw:layer="layout" svg:width="3.486cm" svg:height="3.486cm" svg:x="31.71cm" svg:y="5.849cm">
          <text:p text:style-name="P1"><text:span text:style-name="T1">age </text:span><text:span text:style-name="T2">&gt;= 6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2" draw:text-style-name="P8" draw:layer="layout" svg:x1="19cm" svg:y1="13.158cm" svg:x2="21cm" svg:y2="13.158cm">
          <text:p text:style-name="P7">Yes</text:p>
        </draw:line>
        <draw:custom-shape draw:style-name="gr18" draw:text-style-name="P1" xml:id="id2" draw:id="id2" draw:layer="layout" svg:width="4.493cm" svg:height="2.02cm" svg:x="20.365cm" svg:y="6.582cm">
          <text:p text:style-name="P1">Individual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" xml:id="id9" draw:id="id9" draw:layer="layout" svg:width="4.493cm" svg:height="2.02cm" svg:x="25.9cm" svg:y="12.148cm">
          <text:p text:style-name="P1">[Individual,</text:p>
          <text:p text:style-name="P1">Adic. 65]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" xml:id="id10" draw:id="id10" draw:layer="layout" svg:width="4.493cm" svg:height="2.02cm" svg:x="31.207cm" svg:y="12.148cm">
          <text:p text:style-name="P1">[Individual,</text:p>
          <text:p text:style-name="P1">Adic. 60]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1" xml:id="id7" draw:id="id7" draw:layer="layout" svg:width="3.486cm" svg:height="3.486cm" svg:x="37.21cm" svg:y="5.849cm">
          <text:p text:style-name="P1"><text:span text:style-name="T1">age </text:span><text:span text:style-name="T2">&gt;= 5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8" draw:text-style-name="P1" xml:id="id11" draw:id="id11" draw:layer="layout" svg:width="4.493cm" svg:height="2.02cm" svg:x="36.707cm" svg:y="12.148cm">
          <text:p text:style-name="P1">[Individual,</text:p>
          <text:p text:style-name="P1">Adic. 50]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1" xml:id="id1" draw:id="id1" draw:layer="layout" svg:width="3.486cm" svg:height="3.486cm" svg:x="42.71cm" svg:y="5.849cm">
          <text:p text:style-name="P1"><text:span text:style-name="T1">age </text:span><text:span text:style-name="T2">&gt;= 4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8" draw:text-style-name="P1" xml:id="id12" draw:id="id12" draw:layer="layout" svg:width="4.493cm" svg:height="2.02cm" svg:x="42.207cm" svg:y="12.148cm">
          <text:p text:style-name="P1">[Individual,</text:p>
          <text:p text:style-name="P1">Adic. 40]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2" draw:text-style-name="P10" draw:layer="layout" draw:line-skew="-0.55cm" svg:x1="44.453cm" svg:y1="5.849cm" svg:x2="23.173cm" svg:y2="6.582cm" draw:start-shape="id1" draw:start-glue-point="4" draw:end-shape="id2" draw:end-glue-point="4" svg:d="M44453 5849v-1051h-21280v1784" svg:viewBox="0 0 21281 1785">
          <text:p text:style-name="P9"><text:span text:style-name="T3">No</text:span></text:p>
        </draw:connector>
        <draw:connector draw:style-name="gr23" draw:text-style-name="P11" draw:layer="layout" svg:x1="13.93cm" svg:y1="7.593cm" svg:x2="15.443cm" svg:y2="7.593cm" draw:start-shape="id3" draw:start-glue-point="6" draw:end-shape="id4" draw:end-glue-point="5" svg:d="M13930 7593h1513" svg:viewBox="0 0 1514 1">
          <text:p/>
        </draw:connector>
        <draw:connector draw:style-name="gr24" draw:text-style-name="P10" draw:layer="layout" svg:x1="18.928cm" svg:y1="7.593cm" svg:x2="20.926cm" svg:y2="7.592cm" draw:start-shape="id4" draw:start-glue-point="7" draw:end-shape="id2" draw:end-glue-point="9" svg:d="M18928 7593h718v-1h1280" svg:viewBox="0 0 1999 2">
          <text:p text:style-name="P12"><text:span text:style-name="T3">No</text:span></text:p>
        </draw:connector>
        <draw:connector draw:style-name="gr24" draw:text-style-name="P2" draw:layer="layout" svg:x1="24.297cm" svg:y1="7.592cm" svg:x2="26.403cm" svg:y2="7.593cm" draw:start-shape="id2" draw:start-glue-point="6" draw:end-shape="id5" draw:end-glue-point="5" svg:d="M24297 7592h1333v1h773" svg:viewBox="0 0 2107 2">
          <text:p text:style-name="P1">No</text:p>
        </draw:connector>
        <draw:connector draw:style-name="gr24" draw:text-style-name="P2" draw:layer="layout" svg:x1="29.89cm" svg:y1="7.593cm" svg:x2="31.71cm" svg:y2="7.592cm" draw:start-shape="id5" draw:start-glue-point="7" draw:end-shape="id6" draw:end-glue-point="5" svg:d="M29890 7593h910v-1h910" svg:viewBox="0 0 1821 2">
          <text:p text:style-name="P1">No</text:p>
        </draw:connector>
        <draw:connector draw:style-name="gr24" draw:text-style-name="P2" draw:layer="layout" svg:x1="35.196cm" svg:y1="7.592cm" svg:x2="37.21cm" svg:y2="7.592cm" draw:start-shape="id6" draw:start-glue-point="7" draw:end-shape="id7" draw:end-glue-point="5" svg:d="M35196 7592h2014" svg:viewBox="0 0 2015 1">
          <text:p text:style-name="P1">No</text:p>
        </draw:connector>
        <draw:connector draw:style-name="gr24" draw:text-style-name="P2" draw:layer="layout" svg:x1="40.696cm" svg:y1="7.592cm" svg:x2="42.71cm" svg:y2="7.592cm" draw:start-shape="id7" draw:start-glue-point="7" draw:end-shape="id1" draw:end-glue-point="5" svg:d="M40696 7592h2014" svg:viewBox="0 0 2015 1">
          <text:p text:style-name="P1">No</text:p>
        </draw:connector>
        <draw:connector draw:style-name="gr25" draw:text-style-name="P14" draw:layer="layout" svg:x1="17.186cm" svg:y1="9.336cm" svg:x2="17.186cm" svg:y2="11.416cm" draw:start-shape="id4" draw:start-glue-point="6" draw:end-shape="id8" draw:end-glue-point="4" svg:d="M17186 9336v2080" svg:viewBox="0 0 1 2081">
          <text:p text:style-name="P13"><text:span text:style-name="T3">Yes</text:span></text:p>
        </draw:connector>
        <draw:connector draw:style-name="gr25" draw:text-style-name="P2" draw:layer="layout" svg:x1="28.147cm" svg:y1="9.335cm" svg:x2="28.147cm" svg:y2="12.148cm" draw:start-shape="id5" draw:start-glue-point="6" draw:end-shape="id9" draw:end-glue-point="5" svg:d="M28147 9335v2813" svg:viewBox="0 0 1 2814">
          <text:p text:style-name="P1">Yes</text:p>
        </draw:connector>
        <draw:connector draw:style-name="gr25" draw:text-style-name="P2" draw:layer="layout" svg:x1="33.453cm" svg:y1="9.335cm" svg:x2="33.453cm" svg:y2="12.148cm" draw:start-shape="id6" draw:start-glue-point="6" draw:end-shape="id10" svg:d="M33453 9335v2813" svg:viewBox="0 0 1 2814">
          <text:p text:style-name="P1">Yes</text:p>
        </draw:connector>
        <draw:connector draw:style-name="gr25" draw:text-style-name="P2" draw:layer="layout" svg:x1="38.953cm" svg:y1="9.335cm" svg:x2="38.953cm" svg:y2="12.148cm" draw:start-shape="id7" draw:start-glue-point="6" draw:end-shape="id11" svg:d="M38953 9335v2813" svg:viewBox="0 0 1 2814">
          <text:p text:style-name="P1">Yes</text:p>
        </draw:connector>
        <draw:connector draw:style-name="gr25" draw:text-style-name="P2" draw:layer="layout" svg:x1="44.453cm" svg:y1="9.335cm" svg:x2="44.454cm" svg:y2="12.148cm" draw:start-shape="id1" draw:start-glue-point="6" draw:end-shape="id12" draw:end-glue-point="5" svg:d="M44453 9335v1407h1v1406" svg:viewBox="0 0 2 2814">
          <text:p text:style-name="P1">Yes</text:p>
        </draw:connector>
        <draw:connector draw:style-name="gr25" draw:text-style-name="P2" draw:layer="layout" svg:x1="17.186cm" svg:y1="14.9cm" svg:x2="17.186cm" svg:y2="17.018cm" draw:start-shape="id8" draw:start-glue-point="6" draw:end-shape="id13" draw:end-glue-point="5" svg:d="M17186 14900v2118" svg:viewBox="0 0 1 2119">
          <text:p text:style-name="P1">Yes</text:p>
        </draw:connector>
        <draw:connector draw:style-name="gr23" draw:text-style-name="P11" draw:layer="layout" svg:x1="12.245cm" svg:y1="5.306cm" svg:x2="12.246cm" svg:y2="6.582cm" draw:start-shape="id14" draw:start-glue-point="2" draw:end-shape="id3" draw:end-glue-point="5" svg:d="M12245 5306v638h1v638" svg:viewBox="0 0 2 1277">
          <text:p/>
        </draw:connector>
        <draw:connector draw:style-name="gr23" draw:text-style-name="P2" draw:layer="layout" svg:x1="-7.059cm" svg:y1="-0.348cm" svg:x2="-7.059cm" svg:y2="1.045cm" draw:start-shape="id15" draw:start-glue-point="2" draw:end-shape="id16" draw:end-glue-point="5" svg:d="M-7059-348v1393" svg:viewBox="0 0 1 1394">
          <text:p/>
        </draw:connector>
        <draw:connector draw:style-name="gr24" draw:text-style-name="P2" draw:layer="layout" svg:x1="-5.319cm" svg:y1="11.072cm" svg:x2="-3.161cm" svg:y2="11.076cm" draw:start-shape="id17" draw:start-glue-point="7" draw:end-shape="id18" svg:d="M-5319 11072h1080v4h1078" svg:viewBox="0 0 2159 5">
          <text:p text:style-name="P1">Yes</text:p>
        </draw:connector>
        <draw:connector draw:style-name="gr24" draw:text-style-name="P2" draw:layer="layout" svg:x1="-5.319cm" svg:y1="16.169cm" svg:x2="-3.161cm" svg:y2="16.179cm" draw:start-shape="id19" draw:start-glue-point="7" draw:end-shape="id20" svg:d="M-5319 16169h1080v10h1078" svg:viewBox="0 0 2159 11">
          <text:p text:style-name="P1">Yes</text:p>
        </draw:connector>
        <draw:connector draw:style-name="gr23" draw:text-style-name="P2" draw:layer="layout" svg:x1="-7.059cm" svg:y1="3.067cm" svg:x2="-7.058cm" svg:y2="4.439cm" draw:start-shape="id16" draw:start-glue-point="8" draw:end-shape="id21" draw:end-glue-point="4" svg:d="M-7059 3067v686h1v686" svg:viewBox="0 0 2 1373">
          <text:p/>
        </draw:connector>
        <draw:connector draw:style-name="gr24" draw:text-style-name="P2" draw:layer="layout" svg:x1="-7.059cm" svg:y1="12.812cm" svg:x2="-7.059cm" svg:y2="14.429cm" draw:start-shape="id17" draw:start-glue-point="6" draw:end-shape="id19" svg:d="M-7059 12812v1617" svg:viewBox="0 0 1 1618">
          <text:p text:style-name="P1">No</text:p>
        </draw:connector>
        <draw:connector draw:style-name="gr24" draw:text-style-name="P2" draw:layer="layout" svg:x1="-7.059cm" svg:y1="17.909cm" svg:x2="-7.059cm" svg:y2="19.768cm" draw:start-shape="id19" draw:start-glue-point="6" draw:end-shape="id22" svg:d="M-7059 17909v1859" svg:viewBox="0 0 1 1860">
          <text:p text:style-name="P1">No</text:p>
        </draw:connector>
        <draw:connector draw:style-name="gr23" draw:text-style-name="P2" draw:layer="layout" svg:x1="-7.059cm" svg:y1="22.772cm" svg:x2="-7.059cm" svg:y2="24.182cm" draw:start-shape="id22" draw:start-glue-point="2" draw:end-shape="id23" svg:d="M-7059 22772v1410" svg:viewBox="0 0 1 1411">
          <text:p/>
        </draw:connector>
        <draw:connector draw:style-name="gr23" draw:text-style-name="P2" draw:layer="layout" svg:x1="-7.059cm" svg:y1="27.188cm" svg:x2="-7.059cm" svg:y2="28.681cm" draw:start-shape="id23" draw:start-glue-point="2" draw:end-shape="id24" draw:end-glue-point="0" svg:d="M-7059 27188v1493" svg:viewBox="0 0 1 1494">
          <text:p/>
        </draw:connector>
        <draw:custom-shape draw:style-name="gr21" draw:text-style-name="P1" xml:id="id21" draw:id="id21" draw:layer="layout" svg:width="3.487cm" svg:height="3.487cm" svg:x="-8.802cm" svg:y="4.439cm">
          <text:p text:style-name="P1">couple?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5" xml:id="id25" draw:id="id25" draw:layer="layout" svg:width="3.79cm" svg:height="3.006cm" svg:x="-3.161cm" svg:y="4.679cm">
          <text:p text:style-name="P5">ageSelector(</text:p>
          <text:p text:style-name="P1">age_couple) 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-5.315cm" svg:y1="6.183cm" svg:x2="-3.161cm" svg:y2="6.182cm" draw:start-shape="id21" draw:start-glue-point="7" draw:end-shape="id25" draw:end-glue-point="3" svg:d="M-5315 6183h1078v-1h1076" svg:viewBox="0 0 2155 2">
          <text:p text:style-name="P1">Yes</text:p>
        </draw:connector>
        <draw:connector draw:style-name="gr24" draw:text-style-name="P2" draw:layer="layout" svg:x1="-7.058cm" svg:y1="7.926cm" svg:x2="-7.059cm" svg:y2="9.331cm" draw:start-shape="id21" draw:start-glue-point="6" draw:end-shape="id17" draw:end-glue-point="4" svg:d="M-7058 7926v702h-1v703" svg:viewBox="0 0 2 1406">
          <text:p text:style-name="P1">N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2" draw:fill-hatch-name="Hatching_20_91" draw:fill-image-name="Bitmap_20_1" draw:textarea-vertical-align="top" draw:measure-align="inside" draw:measure-vertical-align="center" draw:parallel="true"/>
      <style:paragraph-properties>
        <style:tab-stops/>
      </style:paragraph-properties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9:10:22.562092530</meta:creation-date>
    <dc:date>2019-04-07T23:57:15.400062695</dc:date>
    <meta:editing-duration>PT14M14S</meta:editing-duration>
    <meta:editing-cycles>3</meta:editing-cycles>
    <meta:generator>LibreOffice/6.0.7.3$Linux_X86_64 LibreOffice_project/00m0$Build-3</meta:generator>
    <meta:document-statistic meta:object-count="57"/>
  </office:meta>
</office:document-meta>
</file>